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1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2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3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4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5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6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8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4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5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6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59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0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79d79a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70d36a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Default_20_Paragraph_20_Font"><text:span text:style-name="T9">JavaScript cheatsheet – v</text:span></text:span><text:span text:style-name="Default_20_Paragraph_20_Font"><text:span text:style-name="T10">5</text:span></text:span><text:span text:style-name="Default_20_Paragraph_20_Font"><text:span text:style-name="T11">.</text:span></text:span><text:span text:style-name="Default_20_Paragraph_20_Font"><text:span text:style-name="T12">4</text:span></text:span><text:span text:style-name="Default_20_Paragraph_20_Font"><text:span text:style-name="T13">.</text:span></text:span><text:span text:style-name="Default_20_Paragraph_20_Font"><text:span text:style-name="T14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365239135824">
          <table:table-cell table:style-name="Table1.A1" office:value-type="string">
            <text:p text:style-name="P26">Web Storage api and JSON</text:p>
          </table:table-cell>
          <table:table-cell table:style-name="Table1.A1" office:value-type="string">
            <text:h text:style-name="P60" text:outline-level="3">element.dataset &amp; data-* attributes</text:h>
          </table:table-cell>
          <table:table-cell table:style-name="Table1.C1" office:value-type="string">
            <text:h text:style-name="P59" text:outline-level="2"><text:bookmark text:name="TypedArray_objects"/>TypedArray</text:h>
          </table:table-cell>
        </table:table-row>
        <table:table-row table:style-name="TableLine1365239136096">
          <table:table-cell table:style-name="Table1.A2" office:value-type="string">
            <text:p text:style-name="P10"/>
            <text:p text:style-name="P10">IE8+</text:p>
            <text:p text:style-name="P10"/>
            <text:p text:style-name="P28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28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28"/>
            <text:p text:style-name="P28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28"/>
            <text:p text:style-name="P28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28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28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28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28">remove:</text:p>
            <text:p text:style-name="P10">element.removeAttribute("data-name");</text:p>
            <text:p text:style-name="P10"/>
            <text:p text:style-name="P28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28">Int8Array();</text:p>
            <text:p text:style-name="P10">-128 to 127, 1 byte, int8_t, Shortint</text:p>
            <text:p text:style-name="P28">Uint8Array();</text:p>
            <text:p text:style-name="P10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6">Byte</text:span></text:p>
            <text:p text:style-name="P28">Int16Array();</text:p>
            <text:p text:style-name="P10">-32768 to 32767, 2 byte, int16_t, Smallint</text:p>
            <text:p text:style-name="P28">Uint16Array();</text:p>
            <text:p text:style-name="P10">0 to 65535, 2 byte, uint16_t, <text:span text:style-name="T16">Word</text:span></text:p>
            <text:p text:style-name="P28">Int32Array();</text:p>
            <text:p text:style-name="P10">-2147483648 to 2147483647, 4 byte, int32_t</text:p>
            <text:p text:style-name="P28">Uint32Array();</text:p>
            <text:p text:style-name="P10">0 to 4294967295, 4 byte, uint32_t, Longword</text:p>
            <text:p text:style-name="P28">BigInt64Array(); - not in IE10-11</text:p>
            <text:p text:style-name="P10">-2**63 to 2**63-1, 8 byte, int64_t, Int64</text:p>
            <text:p text:style-name="P28">BigUint64Array(); - not in IE10-11</text:p>
            <text:p text:style-name="P10">0 to 2**64-1, 8 byte, uint64_t, QWord</text:p>
            <text:p text:style-name="P28">Float32Array();</text:p>
            <text:p text:style-name="P10">1.2x10-38 to 3.4x1038, 4 byte, float, <text:span text:style-name="T16">Real</text:span></text:p>
            <text:p text:style-name="P28">Float64Array();</text:p>
            <text:p text:style-name="P10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365239132288"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 table:style-name="TableLine1365239131472">
          <table:table-cell table:style-name="Table2.A1" office:value-type="string">
            <text:p text:style-name="P26">element.classList</text:p>
          </table:table-cell>
          <table:table-cell table:style-name="Table2.B1" office:value-type="string">
            <text:p text:style-name="P26">JSON</text:p>
          </table:table-cell>
        </table:table-row>
        <table:table-row table:style-name="TableLine1365239136640"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28">element.classList.add(String[,String]);</text:p>
            <text:p text:style-name="P10">IE10+11: yes (except the multiple arguments)</text:p>
            <text:p text:style-name="P40"/>
            <text:p text:style-name="P28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28">element.classList.contains(String);</text:p>
            <text:p text:style-name="P10">IE10+11: yes</text:p>
            <text:p text:style-name="P40"/>
            <text:p text:style-name="P28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28">element.classList.item(Number);</text:p>
            <text:p text:style-name="P10">IE10+11: yes</text:p>
            <text:p text:style-name="P10"/>
            <text:p text:style-name="P28">element.classList.length;</text:p>
            <text:p text:style-name="P10">IE10+11: yes</text:p>
            <text:p text:style-name="P40"/>
            <text:p text:style-name="P28">element.classList.replace(oldClass, newClass);</text:p>
            <text:p text:style-name="P11">IE10+11: No and the method isn't compatible with the Safari and mobile browsers too.</text:p>
            <text:p text:style-name="P40"/>
            <text:p text:style-name="P28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28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0">// -&gt; "{\"a\":1,\"b\":\"2\",\"c\":true}"</text:p>
            <text:p text:style-name="P40"/>
            <text:p text:style-name="P10">JSON.stringify( [1, 2, 3, 4, 5] );</text:p>
            <text:p text:style-name="P40">// -&gt; "[1,2,3,4,5]"</text:p>
            <text:p text:style-name="P40"/>
            <text:p text:style-name="P28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0">// -&gt; Object { a: 1, b: "2", c: true }</text:p>
            <text:p text:style-name="P40"/>
            <text:p text:style-name="P10">JSON.parse(JSON.stringify( [1, 2, 3, 4, 5] ));</text:p>
            <text:p text:style-name="P40">// -&gt; Array(5) [ 1, 2, 3, 4, 5 ]</text:p>
            <text:p text:style-name="P40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 table:style-name="TableLine1365239130928">
          <table:table-cell table:style-name="Table3.A1" office:value-type="string">
            <text:p text:style-name="P26">DOMParser</text:p>
          </table:table-cell>
          <table:table-cell table:style-name="Table3.A1" office:value-type="string">
            <text:p text:style-name="P27">BigInt <text:span text:style-name="T17">(Int64)</text:span></text:p>
          </table:table-cell>
        </table:table-row>
        <table:table-row table:style-name="TableLine1365239133104"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1365239133920">
          <table:table-cell table:style-name="Table3.A3" office:value-type="string">
            <text:p text:style-name="P31">DOMParser sample function</text:p>
          </table:table-cell>
          <table:covered-table-cell table:style-name="Table3.B4"/>
        </table:table-row>
        <table:table-row table:style-name="TableLine1365239160576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47">// -&gt; Array(4) [ div, div, div, p ]</text:p>
            <text:p text:style-name="P47">// Tested in IE11, Edge, Firefox and Chrome.</text:p>
            <text:p text:style-name="P15"/>
          </table:table-cell>
          <table:covered-table-cell table:style-name="Table3.B4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9">Fetch</text:p>
          </table:table-cell>
          <table:table-cell table:style-name="Táblázat1.B1" office:value-type="string">
            <text:p text:style-name="P30">Fetch <text:span text:style-name="T21">POST</text:span></text:p>
          </table:table-cell>
        </table:table-row>
        <table:table-row table:style-name="TableLine1365239146704">
          <table:table-cell table:style-name="Táblázat1.A2" office:value-type="string">
            <text:p text:style-name="P12"/>
            <text:p text:style-name="P13">Firefox 39, Chrome 42, Edge14, Opera29 , Safari 10.1, Samsung <text:span text:style-name="T20">I. </text:span>4.0</text:p>
            <text:p text:style-name="P14"/>
            <text:p text:style-name="P41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1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1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1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42"/>
            <text:p text:style-name="P42">// Example POST method implementation:</text:p>
            <text:p text:style-name="P43">// Default options are marked with *</text:p>
            <text:p text:style-name="P53">async function postData(url = "<text:span text:style-name="T19">url</text:span>", data = {}) {</text:p>
            <text:p text:style-name="P53"><text:s text:c="2"/>const response = await fetch(url, {</text:p>
            <text:p text:style-name="P54"><text:s text:c="4"/>method: "POST", </text:p>
            <text:p text:style-name="P44"><text:s text:c="4"/>// *GET, POST, PUT, DELETE, etc.</text:p>
            <text:p text:style-name="P54"><text:s text:c="4"/>mode: "cors",</text:p>
            <text:p text:style-name="P44"><text:s text:c="4"/>// no-cors, *cors, same-origin</text:p>
            <text:p text:style-name="P54"><text:s text:c="4"/>cache: "no-cache", </text:p>
            <text:p text:style-name="P44"><text:s text:c="4"/>// *default, no-cache, reload, force-cache, only-if-cached</text:p>
            <text:p text:style-name="P54"><text:s text:c="4"/>credentials: "same-origin", </text:p>
            <text:p text:style-name="P44"><text:s text:c="4"/>// include, *same-origin, omit</text:p>
            <text:p text:style-name="P55"><text:s text:c="4"/>headers: {"Content-Type": "application/json"},</text:p>
            <text:p text:style-name="P53"><text:s text:c="4"/><text:span text:style-name="T18">// "Content-Type": "application/x-www-form-urlencoded"</text:span></text:p>
            <text:p text:style-name="P54"><text:s text:c="4"/>redirect: "follow", </text:p>
            <text:p text:style-name="P44"><text:s text:c="4"/>// manual, *follow, error</text:p>
            <text:p text:style-name="P56"><text:s text:c="4"/>referrerPolicy: "no-referrer",</text:p>
            <text:p text:style-name="P45"><text:s text:c="4"/>// no-referrer, *no-referrer-when-downgrade, origin, origin-when-cross-origin, same-origin, strict-origin, strict-origin-when-cross-origin, unsafe-url</text:p>
            <text:p text:style-name="P56"><text:s text:c="4"/>body: JSON.stringify(data) </text:p>
            <text:p text:style-name="P45"><text:s text:c="4"/>// body data type must match "Content-Type" header</text:p>
            <text:p text:style-name="P53"><text:s text:c="2"/>});</text:p>
            <text:p text:style-name="P57"><text:s text:c="2"/>return response.json();</text:p>
            <text:p text:style-name="P46"><text:s text:c="2"/>// parses JSON response into native JavaScript objects</text:p>
            <text:p text:style-name="P53">}</text:p>
            <text:p text:style-name="P53"/>
            <text:p text:style-name="P53">postData("https://example.com/answer", { answer: 42 })</text:p>
            <text:p text:style-name="P53"><text:s text:c="2"/>.then(data =&gt; { console.log(data); });</text:p>
            <text:p text:style-name="P53"><text:s text:c="2"/><text:span text:style-name="T18">// JSON data parsed by `data.json()` call</text:span></text:p>
            <text:p text:style-name="P42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3">Nullish coalescing operator</text:p>
            <text:p text:style-name="P37">x ?? y</text:p>
          </table:table-cell>
          <table:table-cell table:style-name="Table4.A1" office:value-type="string">
            <text:p text:style-name="P33">Logical nullish assignment</text:p>
            <text:p text:style-name="P36">x ??= y</text:p>
          </table:table-cell>
          <table:table-cell table:style-name="Table4.A1" office:value-type="string">
            <text:p text:style-name="P33">Logical AND assign<text:span text:style-name="T24">m</text:span><text:span text:style-name="T25">ent</text:span></text:p>
            <text:p text:style-name="P36">x &amp;&amp;= y</text:p>
          </table:table-cell>
          <table:table-cell table:style-name="Table4.D1" office:value-type="string">
            <text:p text:style-name="P33">Logical OR assignment</text:p>
            <text:p text:style-name="P36">x ||= y</text:p>
          </table:table-cell>
        </table:table-row>
        <table:table-row table:style-name="TableLine1365239224496">
          <table:table-cell table:style-name="Table4.A2" office:value-type="string">
            <text:p text:style-name="P20">FF 7<text:span text:style-name="T23">2</text:span>, Chrome and Edge 8<text:span text:style-name="T23">0</text:span>, Safari 1<text:span text:style-name="T23">3.1</text:span>, <text:span text:style-name="T23">Safari on iOS 13.4, </text:span>Samsung Internet <text:span text:style-name="T23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 table:style-name="TableLine1365239221232">
          <table:table-cell table:style-name="Table4.A3" office:value-type="string">
            <text:p text:style-name="P16"/>
            <text:p text:style-name="P16">The nullish coalescing operator (??) is a logical operator that <text:span text:style-name="T22">returns its right-hand side operand when its left-hand side operand is null or undefined</text:span>, <text:span text:style-name="T22">and otherwise returns its left-hand side operand.</text:span></text:p>
            <text:p text:style-name="P38"/>
          </table:table-cell>
          <table:table-cell table:style-name="Table4.B5" office:value-type="string">
            <text:p text:style-name="P16"/>
            <text:p text:style-name="P16">The logical nullish assignment <text:s/>operator <text:span text:style-name="T22">only assigns if x is nullish</text:span> <text:span text:style-name="T22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2">only assigns if x is truthy</text:span>.</text:p>
            <text:p text:style-name="P52"/>
          </table:table-cell>
          <table:table-cell table:style-name="Table4.D3" office:value-type="string">
            <text:p text:style-name="P16"/>
            <text:p text:style-name="P22">The logical OR assignment <text:s/>operator <text:span text:style-name="T22">only assigns if x is falsy</text:span>.</text:p>
            <text:p text:style-name="P22"><text:s/></text:p>
            <text:p text:style-name="P21">(false, 0, -0, 0n, "", '', ``, null, undefined, NaN)</text:p>
            <text:p text:style-name="P48"/>
          </table:table-cell>
        </table:table-row>
        <table:table-row table:style-name="TableLine1365239219056">
          <table:table-cell table:style-name="Table4.A5" office:value-type="string">
            <text:p text:style-name="P25"/>
            <text:p text:style-name="P25">const nullValue = null;</text:p>
            <text:p text:style-name="P25">const emptyText = ""; <text:span text:style-name="T18">// falsy</text:span></text:p>
            <text:p text:style-name="P25">const someNumber = 42;</text:p>
            <text:p text:style-name="P25"/>
            <text:p text:style-name="P25">const valA = nullValue ?? "defaultA"; </text:p>
            <text:p text:style-name="P50">// "defaultA"</text:p>
            <text:p text:style-name="P25"/>
            <text:p text:style-name="P25">const valB = emptyText ?? "default B";</text:p>
            <text:p text:style-name="P50">// "" (empty string is not null or undefined)</text:p>
            <text:p text:style-name="P25"/>
            <text:p text:style-name="P25">const valC = someNumber ?? 0;</text:p>
            <text:p text:style-name="P50">// 42</text:p>
            <text:p text:style-name="P50"/>
          </table:table-cell>
          <table:table-cell table:style-name="Table4.B5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49">// {duration: 125, speed: 25}</text:p>
            <text:p text:style-name="P21"/>
            <text:p text:style-name="P21">config({}); </text:p>
            <text:p text:style-name="P49">// {duration: 100, speed: 25}</text:p>
            <text:p text:style-name="P21"/>
          </table:table-cell>
          <table:table-cell table:style-name="Table4.C5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18">// 0</text:span></text:p>
            <text:p text:style-name="P21">x &amp;&amp;= 1; <text:span text:style-name="T18">// 0</text:span></text:p>
            <text:p text:style-name="P21">y &amp;&amp;= 1; <text:span text:style-name="T18">// 1</text:span></text:p>
            <text:p text:style-name="P21">y &amp;&amp;= 0; <text:span text:style-name="T18">// 0</text:span></text:p>
            <text:p text:style-name="P49"/>
          </table:table-cell>
          <table:table-cell table:style-name="Table4.D5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1">// 5</text:p>
            <text:p text:style-name="P21"/>
            <text:p text:style-name="P21">a.title ||= "title is empty.";</text:p>
            <text:p text:style-name="P49">// "title is empty"</text:p>
          </table:table-cell>
        </table:table-row>
        <table:table-row table:style-name="TableLine1365239217424">
          <table:table-cell table:style-name="Table4.A5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18">// 42</text:span></text:p>
            <text:p text:style-name="P50">let message = text || "hi!"; // "hi!"</text:p>
            <text:p text:style-name="P50"/>
          </table:table-cell>
          <table:table-cell table:style-name="Table4.B5" office:value-type="string">
            <text:p text:style-name="P21"/>
            <text:p text:style-name="P25">const a = { duration: 50 };</text:p>
            <text:p text:style-name="P25">a.duration ??= 10; <text:span text:style-name="T18">// 50</text:span></text:p>
            <text:p text:style-name="P25">a.speed ??= 25; <text:s text:c="3"/><text:span text:style-name="T18">// 25</text:span></text:p>
            <text:p text:style-name="P50"/>
          </table:table-cell>
          <table:table-cell table:style-name="Table4.C5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18">// 2</text:span></text:p>
            <text:p text:style-name="P25">b &amp;&amp;= 2; <text:span text:style-name="T18">// 0</text:span></text:p>
            <text:p text:style-name="P50"/>
          </table:table-cell>
          <table:table-cell table:style-name="Table4.D5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2"/>
          </table:table-cell>
          <table:covered-table-cell/>
          <table:table-cell table:style-name="Table4.C6" office:value-type="string">
            <text:p text:style-name="P33">equivalent</text:p>
          </table:table-cell>
          <table:table-cell table:style-name="Table4.D6" office:value-type="string">
            <text:p text:style-name="P33">not equivalent</text:p>
          </table:table-cell>
        </table:table-row>
        <table:table-row table:style-name="Table4.1">
          <table:table-cell table:style-name="Table4.C6" office:value-type="string">
            <text:p text:style-name="P35">Nullish coalescing operator (??)</text:p>
          </table:table-cell>
          <table:table-cell table:style-name="Table4.C6" office:value-type="string">
            <text:p text:style-name="P39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35">Logical nullish assignment (??=)</text:p>
          </table:table-cell>
          <table:table-cell table:style-name="Table4.C6" office:value-type="string">
            <text:p text:style-name="P34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35">Logical AND assignment (&amp;&amp;=)</text:p>
          </table:table-cell>
          <table:table-cell table:style-name="Table4.C6" office:value-type="string">
            <text:p text:style-name="P34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35">Logical OR assignment (||=)</text:p>
          </table:table-cell>
          <table:table-cell table:style-name="Table4.C6" office:value-type="string">
            <text:p text:style-name="P32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/ </text:span></text:span><text:span text:style-name="Default_20_Paragraph_20_Font"><text:span text:style-name="MT1"><text:page-count>5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2-26T20:20:46.891000000</dc:date>
    <meta:print-date>2019-10-25T15:04:00Z</meta:print-date>
    <meta:editing-cycles>286</meta:editing-cycles>
    <meta:editing-duration>PT13H38M38S</meta:editing-duration>
    <meta:document-statistic meta:table-count="5" meta:image-count="0" meta:object-count="0" meta:page-count="5" meta:paragraph-count="323" meta:word-count="1343" meta:character-count="9982" meta:non-whitespace-character-count="8739"/>
    <meta:template xlink:type="simple" xlink:actuate="onRequest" xlink:title="" xlink:href="Normal.dotm"/>
  </office:meta>
</office:document-meta>
</file>